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8pt" officeooo:rsid="00019b25" officeooo:paragraph-rsid="00019b25" style:font-size-asian="8pt" style:font-size-complex="8pt"/>
    </style:style>
    <style:style style:name="P2" style:family="paragraph" style:parent-style-name="Standard">
      <style:text-properties style:font-name="FreeMono" fo:font-size="8pt" officeooo:rsid="0005d34a" officeooo:paragraph-rsid="0005d34a" style:font-size-asian="8pt" style:font-size-complex="8pt"/>
    </style:style>
    <style:style style:name="P3" style:family="paragraph" style:parent-style-name="Standard">
      <style:text-properties style:font-name="FreeMono" fo:font-size="8pt" officeooo:rsid="00077115" officeooo:paragraph-rsid="00077115" style:font-size-asian="8pt" style:font-size-complex="8pt"/>
    </style:style>
    <style:style style:name="P4" style:family="paragraph" style:parent-style-name="Standard">
      <style:text-properties style:font-name="FreeMono" fo:font-size="8pt" officeooo:rsid="00077115" officeooo:paragraph-rsid="000891b5" style:font-size-asian="8pt" style:font-size-complex="8pt"/>
    </style:style>
    <style:style style:name="P5" style:family="paragraph" style:parent-style-name="Standard">
      <style:text-properties style:font-name="FreeMono" fo:font-size="8pt" officeooo:rsid="000a4eba" officeooo:paragraph-rsid="000a4eba" style:font-size-asian="8pt" style:font-size-complex="8pt"/>
    </style:style>
    <style:style style:name="P6" style:family="paragraph" style:parent-style-name="Standard">
      <style:text-properties style:font-name="FreeMono" fo:font-size="8pt" fo:font-weight="bold" officeooo:rsid="00019b25" officeooo:paragraph-rsid="00019b25" style:font-size-asian="8pt" style:font-weight-asian="bold" style:font-size-complex="8pt" style:font-weight-complex="bold"/>
    </style:style>
    <style:style style:name="P7" style:family="paragraph" style:parent-style-name="Standard">
      <style:text-properties style:font-name="FreeMono" fo:font-size="8pt" fo:font-weight="bold" officeooo:rsid="00077115" officeooo:paragraph-rsid="00077115" style:font-size-asian="8pt" style:font-weight-asian="bold" style:font-size-complex="8pt" style:font-weight-complex="bold"/>
    </style:style>
    <style:style style:name="P8" style:family="paragraph" style:parent-style-name="Standard">
      <style:text-properties style:font-name="FreeMono" fo:font-size="8pt" fo:font-weight="bold" officeooo:rsid="000a4eba" officeooo:paragraph-rsid="000a4eba" style:font-size-asian="8pt" style:font-weight-asian="bold" style:font-size-complex="8pt" style:font-weight-complex="bold"/>
    </style:style>
    <style:style style:name="P9" style:family="paragraph" style:parent-style-name="Standard">
      <style:text-properties style:font-name="FreeMono" fo:font-size="8pt" fo:font-weight="bold" officeooo:rsid="000ced57" officeooo:paragraph-rsid="000ced57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style:font-name="FreeMono" fo:font-size="8pt" officeooo:rsid="00019b25" officeooo:paragraph-rsid="00019b25" style:font-size-asian="8pt" style:font-size-complex="8pt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style:font-name="FreeMono" fo:font-size="8pt" officeooo:rsid="000293cd" officeooo:paragraph-rsid="000293cd" style:font-size-asian="8pt" style:font-size-complex="8pt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style:font-name="FreeMono" fo:font-size="8pt" officeooo:rsid="000293cd" officeooo:paragraph-rsid="000447cb" style:font-size-asian="8pt" style:font-size-complex="8pt"/>
    </style:style>
    <style:style style:name="P13" style:family="paragraph" style:parent-style-name="Standard">
      <style:text-properties style:font-name="FreeMono" fo:font-size="8pt" fo:font-weight="bold" officeooo:rsid="00019b25" officeooo:paragraph-rsid="00019b25" style:font-size-asian="8pt" style:font-weight-asian="bold" style:font-size-complex="8pt" style:font-weight-complex="bold"/>
    </style:style>
    <style:style style:name="P14" style:family="paragraph" style:parent-style-name="Standard">
      <style:text-properties style:font-name="FreeMono" fo:font-size="8pt" fo:font-weight="normal" officeooo:rsid="0010edb3" officeooo:paragraph-rsid="0010edb3" style:font-size-asian="8pt" style:font-weight-asian="normal" style:font-size-complex="8pt" style:font-weight-complex="normal"/>
    </style:style>
    <style:style style:name="P15" style:family="paragraph" style:parent-style-name="Standard">
      <style:text-properties style:font-name="FreeMono" fo:font-size="8pt" fo:font-weight="normal" officeooo:rsid="00140687" officeooo:paragraph-rsid="00140687" style:font-size-asian="8pt" style:font-weight-asian="normal" style:font-size-complex="8pt" style:font-weight-complex="normal"/>
    </style:style>
    <style:style style:name="P16" style:family="paragraph" style:parent-style-name="Standard">
      <style:text-properties style:font-name="FreeMono" fo:font-size="8pt" fo:font-weight="normal" officeooo:rsid="001588de" officeooo:paragraph-rsid="001588de" style:font-size-asian="8pt" style:font-weight-asian="normal" style:font-size-complex="8pt" style:font-weight-complex="normal"/>
    </style:style>
    <style:style style:name="P17" style:family="paragraph" style:parent-style-name="Standard">
      <style:text-properties style:font-name="FreeMono" fo:font-size="8pt" fo:font-weight="normal" officeooo:rsid="0010edb3" officeooo:paragraph-rsid="0010edb3" fo:background-color="#ffffcc" style:font-size-asian="8pt" style:font-weight-asian="normal" style:font-size-complex="8pt" style:font-weight-complex="normal"/>
    </style:style>
    <style:style style:name="P18" style:family="paragraph" style:parent-style-name="Standard">
      <style:text-properties style:font-name="FreeMono" fo:font-size="8pt" fo:font-weight="normal" officeooo:rsid="0010edb3" officeooo:paragraph-rsid="0010edb3" fo:background-color="#ccffcc" style:font-size-asian="8pt" style:font-weight-asian="normal" style:font-size-complex="8pt" style:font-weight-complex="normal"/>
    </style:style>
    <style:style style:name="P19" style:family="paragraph" style:parent-style-name="Standard">
      <style:text-properties style:font-name="FreeMono" fo:font-size="8pt" fo:font-weight="normal" officeooo:rsid="0010edb3" officeooo:paragraph-rsid="0010edb3" fo:background-color="#ffcc99" style:font-size-asian="8pt" style:font-weight-asian="normal" style:font-size-complex="8pt" style:font-weight-complex="normal"/>
    </style:style>
    <style:style style:name="T1" style:family="text">
      <style:text-properties officeooo:rsid="00019b2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9b25" style:font-weight-asian="bold" style:font-weight-complex="bold"/>
    </style:style>
    <style:style style:name="T4" style:family="text">
      <style:text-properties fo:font-weight="bold" officeooo:rsid="000891b5" style:font-weight-asian="bold" style:font-weight-complex="bold"/>
    </style:style>
    <style:style style:name="T5" style:family="text">
      <style:text-properties fo:background-color="#ffff99" loext:char-shading-value="0"/>
    </style:style>
    <style:style style:name="T6" style:family="text">
      <style:text-properties officeooo:rsid="000891b5"/>
    </style:style>
    <style:style style:name="T7" style:family="text">
      <style:text-properties officeooo:rsid="000a4eba"/>
    </style:style>
    <style:style style:name="T8" style:family="text">
      <style:text-properties officeooo:rsid="000bc040"/>
    </style:style>
    <style:style style:name="T9" style:family="text">
      <style:text-properties fo:background-color="#ffffcc" loext:char-shading-value="0"/>
    </style:style>
    <style:style style:name="T10" style:family="text">
      <style:text-properties officeooo:rsid="0011e85b"/>
    </style:style>
    <style:style style:name="T11" style:family="text">
      <style:text-properties fo:color="#3f7f5f" style:font-name="Monospace" fo:font-size="9pt" style:text-underline-style="solid" style:text-underline-width="auto" style:text-underline-color="font-color" style:font-size-asian="9pt"/>
    </style:style>
    <style:style style:name="T12" style:family="text">
      <style:text-properties fo:color="#3f7f5f" style:font-name="Monospace" fo:font-size="9pt" style:font-size-asian="9pt"/>
    </style:style>
    <style:style style:name="T13" style:family="text">
      <style:text-properties fo:color="#3f7f5f" style:font-name="Monospace" fo:font-size="9pt" officeooo:rsid="0012ad40" style:font-size-asian="9pt"/>
    </style:style>
    <style:style style:name="T14" style:family="text">
      <style:text-properties officeooo:rsid="0012ad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hiamata skype esempio </text:p>
      <text:p text:style-name="P14">nam<text:span text:style-name="T10">ing</text:span> conventions</text:p>
      <text:p text:style-name="P14"><text:span text:style-name="T11">Qi</text:span><text:span text:style-name="T12">-</text:span><text:span text:style-name="T11">&lt;timestamp&gt;</text:span><text:span text:style-name="T12">-----&lt;id </text:span><text:span text:style-name="T11">univoco</text:span><text:span text:style-name="T12"> per </text:span><text:span text:style-name="T11">chiamata</text:span><text:span text:style-name="T12">&gt;------</text:span><text:span text:style-name="T11">&lt;canale&gt;</text:span><text:span text:style-name="T12">-</text:span><text:span text:style-name="T13">-----</text:span><text:span text:style-name="T11">&lt;pid&gt;</text:span><text:span text:style-name="T12">.[</text:span><text:span text:style-name="T11">tmp</text:span><text:span text:style-name="T12">|</text:span><text:span text:style-name="T11">boh</text:span><text:span text:style-name="T12">]</text:span></text:p>
      <text:p text:style-name="P14"/>
      <text:p text:style-name="P14">legenda:</text:p>
      <text:p text:style-name="P14"/>
      <text:p text:style-name="P17">1 traccia REMOTA</text:p>
      <text:p text:style-name="P17"/>
      <text:p text:style-name="P18">2 traccia REMOTA</text:p>
      <text:p text:style-name="P19"/>
      <text:p text:style-name="P19">1 traccia LOCALE</text:p>
      <text:p text:style-name="P14"/>
      <text:p text:style-name="P14"/>
      <text:p text:style-name="P14"/>
      <text:p text:style-name="P17">D/libt:newTrack_h(12144): <text:tab/>new track cblk: 0xb588e000 calling pid=10078</text:p>
      <text:p text:style-name="P17">D/libt:get_command_id(12144): [0]10078=com.skype.raider</text:p>
      <text:p text:style-name="P17"><text:s/>filename: /data/local/tmp/dump//Qi-1408370906-3061286110-326-r.bin open OK </text:p>
      <text:p text:style-name="P17"/>
      <text:p text:style-name="P17">D/libt:playbackTrackStart_h(12144): <text:tab/>cblk found b588e000 last known status START</text:p>
      <text:p text:style-name="P14"/>
      <text:p text:style-name="P18">D/libt:newTrack_h(12144): <text:tab/>new track cblk: 0xb588fe40 calling pid=10078</text:p>
      <text:p text:style-name="P18">D/libt:get_command_id(12144): [0]10078=com.skype.raider</text:p>
      <text:p text:style-name="P18"><text:s/>filename: /data/local/tmp/dump//Qi-1408370906-1012381931-326-r.bin open OK </text:p>
      <text:p text:style-name="P18"/>
      <text:p text:style-name="P18">D/libt:playbackTrackStart_h(12144): <text:tab/>cblk found b588fe40 last known status START</text:p>
      <text:p text:style-name="P14"/>
      <text:p text:style-name="P19">D/libt:recordTrack_getNextBuffer3_h(12144): /data/local/tmp/dump//Qi-1408370908-202832439-326-l.bin fd: 31</text:p>
      <text:p text:style-name="P19">D/libt:recordTrack_getNextBuffer3_h(12144): <text:tab/><text:tab/>getNextBuffer added cblk</text:p>
      <text:p text:style-name="P14"/>
      <text:p text:style-name="P18">D/libt:playbackTrackPause_h(12144): <text:tab/>new track cblk: b588fe40</text:p>
      <text:p text:style-name="P14"/>
      <text:p text:style-name="P17">D/libt:playbackTrackStop_h(12144): <text:tab/>track cblk: b588e000</text:p>
      <text:p text:style-name="P17">D/libt:playbackTrackStop_h(12144): fname /data/local/tmp/dump//Qi-1408370906-3061286110-326-r.tmp FINALIZED</text:p>
      <text:p text:style-name="P14"/>
      <text:p text:style-name="P19">D/libt:recordTrackStop_h(12144): Stop: should take a dump: /data/local/tmp/dump//Qi-1408370908-202832439-326-l.bin</text:p>
      <text:p text:style-name="P14"/>
      <text:p text:style-name="P17">D/libt:newTrack_h(12144): <text:tab/>new track cblk: 0xb588e000 calling pid=10078</text:p>
      <text:p text:style-name="P17">D/libt:get_command_id(12144): [0]10078=com.skype.raider</text:p>
      <text:p text:style-name="P17">D/libt:playbackTrackStart_h(12144): <text:tab/>cblk found b588e000 last known status STOP</text:p>
      <text:p text:style-name="P17">D/libt:playbackTrackStart_h(12144): reusing trackId: 3061286110</text:p>
      <text:p text:style-name="P17">D/libt:playbackTrackStart_h(12144): reusing filename: /data/local/tmp/dump//Qi-1408370906-3061286110-326-r.bin open:OK</text:p>
      <text:p text:style-name="P17"/>
      <text:p text:style-name="P14"/>
      <text:p text:style-name="P14">D<text:span text:style-name="T9">/libt:playbackTrackStop_h(12144): <text:tab/>track cblk: b588e000</text:span></text:p>
      <text:p text:style-name="P17">D/libt:playbackTrackStop_h(12144): fname /data/local/tmp/dump//Qi-1408370906-3061286110-326-r.tmp FINALIZED</text:p>
      <text:p text:style-name="P14"/>
      <text:p text:style-name="P14">Quello che si nota e' che esistono due tracce remote una delle quali viene messa in pausa e mai terminata, mentre la seconda viene chiusa e successivamente fatta ripertire.</text:p>
      <text:p text:style-name="P14">La traccia in pausa viene pero' cosi lasciata appesa sul filesistem <text:span text:style-name="T14">per l'agent si tratta di due chiamate diverse!!! si noti pero' che il timestamp e' lo stesso.</text:span></text:p>
      <text:p text:style-name="P15">Il fenomeno si replica anche nel caso di una chiamata reale, ovvero non usando il servizio di echo.</text:p>
      <text:p text:style-name="P16"><text:span text:style-name="T2">Nota1)</text:span> nella playback start, nel caso in cui,la struttura dati sia gia' presente in memoria, viene riusato lo stesso nome senza alcun controllo sul pid</text:p>
      <text:p text:style-name="P14"/>
      <text:p text:style-name="P6"/>
      <text:p text:style-name="P6">Example of backtrace for a system sound</text:p>
      <text:p text:style-name="P1">#0 <text:s/><text:span text:style-name="T2">android::AudioFlinger::PlaybackThread::Track::Track</text:span> (this=0xb7b09028, thread=0xb5e9a008, client=..., streamType=AUDIO_STREAM_SYSTEM, sampleRate=44100, format=AUDIO_FORMAT_PCM_16_BIT, channelMask=1, frameCount=3528, sharedBuffer=..., sessionId=127, flags=0)</text:p>
      <text:p text:style-name="P1"><text:s text:c="4"/>at frameworks/av/services/audioflinger/Tracks.cpp:339</text:p>
      <text:p text:style-name="P1"/>
      <text:p text:style-name="P10"><text:soft-page-break/>(gdb) print this</text:p>
      <text:p text:style-name="P10">$1 = (<text:span text:style-name="T2">android::AudioFlinger::PlaybackThread::Track</text:span> * const) 0xb7b09028</text:p>
      <text:p text:style-name="P11"><text:s text:c="2"/>&lt;android::AudioFlinger::ThreadBase::TrackBase&gt; = {</text:p>
      <text:p text:style-name="P11"><text:s text:c="4"/>&lt;android::ExtendedAudioBufferProvider&gt; = {</text:p>
      <text:p text:style-name="P11"><text:s text:c="6"/>&lt;android::AudioBufferProvider&gt; = {</text:p>
      <text:p text:style-name="P11"><text:s text:c="8"/>_vptr.AudioBufferProvider = 0x0, </text:p>
      <text:p text:style-name="P11"><text:s text:c="8"/>static kInvalidPTS = 9223372036854775807</text:p>
      <text:p text:style-name="P11"><text:s text:c="6"/>}, &lt;No data fields&gt;}, </text:p>
      <text:p text:style-name="P11"><text:s text:c="4"/>&lt;android::RefBase&gt; = {</text:p>
      <text:p text:style-name="P11"><text:s text:c="6"/>_vptr.RefBase = 0x10, </text:p>
      <text:p text:style-name="P11"><text:s text:c="6"/>mRefs = 0x0</text:p>
      <text:p text:style-name="P11"><text:s text:c="4"/>}, </text:p>
      <text:p text:style-name="P11"><text:s text:c="4"/>members of android::AudioFlinger::ThreadBase::TrackBase: </text:p>
      <text:p text:style-name="P11"><text:s text:c="4"/>mThread = {</text:p>
      <text:p text:style-name="P11"><text:s text:c="6"/>m_ptr = 0x0, </text:p>
      <text:p text:style-name="P11"><text:s text:c="6"/>m_refs = 0x2</text:p>
      <text:p text:style-name="P11"><text:s text:c="4"/>}, </text:p>
      <text:p text:style-name="P11"><text:s text:c="4"/>mClient = {</text:p>
      <text:p text:style-name="P11"><text:s text:c="6"/>m_ptr = 0x3</text:p>
      <text:p text:style-name="P11"><text:s text:c="4"/>}, </text:p>
      <text:p text:style-name="P11"><text:s text:c="4"/>mCblkMemory = {</text:p>
      <text:p text:style-name="P11"><text:s text:c="6"/>m_ptr = 0x0</text:p>
      <text:p text:style-name="P11"><text:s text:c="4"/>}, </text:p>
      <text:p text:style-name="P11"><text:s text:c="4"/><text:span text:style-name="T2">mCblk = 0x0,</text:span> </text:p>
      <text:p text:style-name="P11"><text:s text:c="4"/>mBuffer = 0x0, </text:p>
      <text:p text:style-name="P11"><text:s text:c="4"/>mBufferEnd = 0x2881, </text:p>
      <text:p text:style-name="P11"><text:s text:c="4"/>mStepCount = 0, </text:p>
      <text:p text:style-name="P11"><text:s text:c="4"/>mState = 52, </text:p>
      <text:p text:style-name="P11"><text:s text:c="4"/>mSampleRate = 0, </text:p>
      <text:p text:style-name="P11"><text:s text:c="4"/>mFormat = AUDIO_FORMAT_DEFAULT, </text:p>
      <text:p text:style-name="P11"><text:s text:c="4"/>mChannelMask = 7209057, </text:p>
      <text:p text:style-name="P11"><text:s text:c="4"/>mChannelCount = 100 'd', </text:p>
      <text:p text:style-name="P11"><text:s text:c="4"/>mFrameSize = 6881391, </text:p>
      <text:p text:style-name="P11"><text:s text:c="4"/>mFrameCount = 3014756, </text:p>
      <text:p text:style-name="P11"><text:s text:c="4"/>mStepServerFailed = 109, </text:p>
      <text:p text:style-name="P11"><text:s text:c="4"/>mSessionId = 6881380, </text:p>
      <text:p text:style-name="P11"><text:s text:c="4"/>mSyncEvents = {</text:p>
      <text:p text:style-name="P11"><text:s text:c="6"/>&lt;android::VectorImpl&gt; = {</text:p>
      <text:p text:style-name="P11"><text:s text:c="8"/>_vptr.VectorImpl = 0x2e0061, </text:p>
      <text:p text:style-name="P11"><text:s text:c="8"/>mStorage = 0x410049, </text:p>
      <text:p text:style-name="P11"><text:s text:c="8"/>mCount = 6553717, </text:p>
      <text:p text:style-name="P11"><text:s text:c="8"/>mFlags = 7274601, </text:p>
      <text:p text:style-name="P11"><text:s text:c="8"/>mItemSize = 7471188</text:p>
      <text:p text:style-name="P11"><text:s text:c="6"/>}, &lt;No data fields&gt;}, </text:p>
      <text:p text:style-name="P11"><text:s text:c="4"/>mIsOut = 97, </text:p>
      <text:p text:style-name="P11"><text:s text:c="4"/>mServerProxy = 0x6b, </text:p>
      <text:p text:style-name="P11"><text:s text:c="4"/>mId = 10297, </text:p>
      <text:p text:style-name="P11"><text:s text:c="4"/>mTeeSink = {</text:p>
      <text:p text:style-name="P11"><text:s text:c="6"/>m_ptr = 0x0</text:p>
      <text:p text:style-name="P11"><text:s text:c="4"/>}, </text:p>
      <text:p text:style-name="P11"><text:s text:c="4"/>mTeeSource = {</text:p>
      <text:p text:style-name="P11"><text:s text:c="6"/>m_ptr = 0x2831</text:p>
      <text:p text:style-name="P11"><text:s text:c="4"/>}</text:p>
      <text:p text:style-name="P11"><text:s text:c="2"/>}, </text:p>
      <text:p text:style-name="P11"><text:s text:c="2"/>&lt;android::VolumeProvider&gt; = {</text:p>
      <text:p text:style-name="P11"><text:s text:c="4"/>_vptr.VolumeProvider = 0x0</text:p>
      <text:p text:style-name="P11"><text:s text:c="2"/>}, </text:p>
      <text:p text:style-name="P11"><text:s text:c="2"/>members of android::AudioFlinger::PlaybackThread::Track: </text:p>
      <text:p text:style-name="P11"><text:s text:c="2"/>mFillingUpStatus = 0 '\000', </text:p>
      <text:p text:style-name="P11"><text:s text:c="2"/>mRetryCount = 0 '\000', </text:p>
      <text:p text:style-name="P11"><text:soft-page-break/><text:s text:c="2"/>mSharedBuffer = {</text:p>
      <text:p text:style-name="P11"><text:s text:c="4"/>m_ptr = 0x0</text:p>
      <text:p text:style-name="P11"><text:s text:c="2"/>}, </text:p>
      <text:p text:style-name="P11"><text:s text:c="2"/>mResetDone = 33, </text:p>
      <text:p text:style-name="P11"><text:s text:c="2"/>mStreamType = AUDIO_STREAM_VOICE_CALL, </text:p>
      <text:p text:style-name="P11"><text:s text:c="2"/><text:span text:style-name="T2">mName = 0, </text:span></text:p>
      <text:p text:style-name="P11"><text:s text:c="2"/>mMainBuffer = 0x0, </text:p>
      <text:p text:style-name="P11"><text:s text:c="2"/>mAuxBuffer = 0x0, </text:p>
      <text:p text:style-name="P11"><text:s text:c="2"/>mAuxEffectId = 0, </text:p>
      <text:p text:style-name="P11"><text:s text:c="2"/>mHasVolumeController = false, </text:p>
      <text:p text:style-name="P11"><text:s text:c="2"/>mPresentationCompleteFrames = 0, </text:p>
      <text:p text:style-name="P11"><text:s text:c="2"/>mFlags = 0, </text:p>
      <text:p text:style-name="P11"><text:s text:c="2"/>mFastIndex = 0, </text:p>
      <text:p text:style-name="P11"><text:s text:c="2"/>mObservedUnderruns = {</text:p>
      <text:p text:style-name="P11"><text:s text:c="4"/>mBitFields = {</text:p>
      <text:p text:style-name="P11"><text:s text:c="6"/>mFull = 0, </text:p>
      <text:p text:style-name="P11"><text:s text:c="6"/>mPartial = 0, </text:p>
      <text:p text:style-name="P11"><text:s text:c="6"/>mEmpty = 0, </text:p>
      <text:p text:style-name="P11"><text:s text:c="6"/>mMostRecent = android::UNDERRUN_FULL</text:p>
      <text:p text:style-name="P11"><text:s text:c="4"/>}, </text:p>
      <text:p text:style-name="P11"><text:s text:c="4"/>mAtomic = 0</text:p>
      <text:p text:style-name="P11"><text:s text:c="2"/>}, </text:p>
      <text:p text:style-name="P11"><text:s text:c="2"/>mUnderrunCount = 0, </text:p>
      <text:p text:style-name="P11"><text:s text:c="2"/>mCachedVolume = 0, </text:p>
      <text:p text:style-name="P11"><text:s text:c="2"/>mIsInvalid = false</text:p>
      <text:p text:style-name="P11">}</text:p>
      <text:p text:style-name="P10"/>
      <text:p text:style-name="P1">#1 <text:s/>0xb6f2b398 in <text:span text:style-name="T2">android::AudioFlinger::PlaybackThread::createTrack_l</text:span> (this=0xb5e9a008, client=..., streamType=AUDIO_STREAM_SYSTEM, sampleRate=44100, format=AUDIO_FORMAT_PCM_16_BIT, channelMask=1, frameCount=3528, sharedBuffer=..., sessionId=127, flags=0xb5b22ca0, </text:p>
      <text:p text:style-name="P1"><text:s text:c="4"/>tid=9326, status=0xb5b22c20) at frameworks/av/services/audioflinger/Threads.cpp:1221</text:p>
      <text:p text:style-name="P1"/>
      <text:p text:style-name="P11"/>
      <text:p text:style-name="P12"><text:span text:style-name="T3">android::AudioFlinger::PlaybackThread:</text:span><text:span text:style-name="T1">this-&gt;</text:span> (android::AudioFlinger::MixerThread) {</text:p>
      <text:p text:style-name="P11"><text:s text:c="2"/>&lt;android::AudioFlinger::PlaybackThread&gt; = {</text:p>
      <text:p text:style-name="P11"><text:s text:c="4"/>&lt;android::AudioFlinger::ThreadBase&gt; = {</text:p>
      <text:p text:style-name="P11"><text:s text:c="6"/>&lt;android::Thread&gt; = {</text:p>
      <text:p text:style-name="P11"><text:s text:c="8"/>&lt;android::RefBase&gt; = {</text:p>
      <text:p text:style-name="P11"><text:s text:c="10"/>_vptr.RefBase = 0xb6efa95c, </text:p>
      <text:p text:style-name="P11"><text:s text:c="10"/>mRefs = 0xb7681ec0</text:p>
      <text:p text:style-name="P11"><text:s text:c="8"/>}, </text:p>
      <text:p text:style-name="P11"><text:s text:c="8"/>members of android::Thread: </text:p>
      <text:p text:style-name="P11"><text:s text:c="8"/>_vptr.Thread = 0xb6efa8a4, </text:p>
      <text:p text:style-name="P11"><text:s text:c="8"/>mCanCallJava = false, </text:p>
      <text:p text:style-name="P11"><text:s text:c="8"/>mThread = 0xb76904e0, </text:p>
      <text:p text:style-name="P11"><text:s text:c="8"/>mLock = {</text:p>
      <text:p text:style-name="P11"><text:s text:c="10"/>mMutex = {</text:p>
      <text:p text:style-name="P11"><text:s text:c="12"/>value = 0</text:p>
      <text:p text:style-name="P11"><text:s text:c="10"/>}</text:p>
      <text:p text:style-name="P11"><text:s text:c="8"/>}, </text:p>
      <text:p text:style-name="P11"><text:s text:c="8"/>mThreadExitedCondition = {</text:p>
      <text:p text:style-name="P11"><text:s text:c="10"/>mCond = {</text:p>
      <text:p text:style-name="P11"><text:s text:c="12"/>value = 0</text:p>
      <text:p text:style-name="P11"><text:s text:c="10"/>}</text:p>
      <text:p text:style-name="P11"><text:s text:c="8"/>}, </text:p>
      <text:p text:style-name="P11"><text:s text:c="8"/>mStatus = 0, </text:p>
      <text:p text:style-name="P11"><text:s text:c="8"/>mExitPending = false, </text:p>
      <text:p text:style-name="P11"><text:s text:c="8"/>mRunning = true, </text:p>
      <text:p text:style-name="P11"><text:s text:c="8"/>mHoldSelf = {</text:p>
      <text:p text:style-name="P11"><text:s text:c="10"/>m_ptr = 0x0</text:p>
      <text:p text:style-name="P11"><text:s text:c="8"/>}, </text:p>
      <text:p text:style-name="P11"><text:soft-page-break/><text:s text:c="8"/>mTid = 12303</text:p>
      <text:p text:style-name="P11"><text:s text:c="6"/>}, </text:p>
      <text:p text:style-name="P11"><text:s text:c="6"/>members of android::AudioFlinger::ThreadBase: </text:p>
      <text:p text:style-name="P11"><text:s text:c="6"/>mLock = {</text:p>
      <text:p text:style-name="P11"><text:s text:c="8"/>mMutex = {</text:p>
      <text:p text:style-name="P11"><text:s text:c="10"/>value = 1</text:p>
      <text:p text:style-name="P11"><text:s text:c="8"/>}</text:p>
      <text:p text:style-name="P11"><text:s text:c="6"/>}, </text:p>
      <text:p text:style-name="P11"><text:s text:c="6"/>mType = android::AudioFlinger::ThreadBase::MIXER, </text:p>
      <text:p text:style-name="P11"><text:s text:c="6"/>mWaitWorkCV = {</text:p>
      <text:p text:style-name="P11"><text:s text:c="8"/>mCond = {</text:p>
      <text:p text:style-name="P11"><text:s text:c="10"/>value = -48</text:p>
      <text:p text:style-name="P11"><text:s text:c="8"/>}</text:p>
      <text:p text:style-name="P11"><text:s text:c="6"/>}, </text:p>
      <text:p text:style-name="P11"><text:s text:c="6"/>mAudioFlinger = {</text:p>
      <text:p text:style-name="P11"><text:s text:c="8"/>m_ptr = 0xb7636298</text:p>
      <text:p text:style-name="P11"><text:s text:c="6"/>}, </text:p>
      <text:p text:style-name="P11"><text:s text:c="6"/>mSampleRate = 48000, </text:p>
      <text:p text:style-name="P11"><text:s text:c="6"/>mFrameCount = 240, </text:p>
      <text:p text:style-name="P11"><text:s text:c="6"/>mNormalFrameCount = 960, </text:p>
      <text:p text:style-name="P11"><text:s text:c="6"/>mChannelMask = 3, </text:p>
      <text:p text:style-name="P11"><text:s text:c="6"/>mChannelCount = 2, </text:p>
      <text:p text:style-name="P11"><text:s text:c="6"/>mFrameSize = 4, </text:p>
      <text:p text:style-name="P11"><text:s text:c="6"/>mFormat = AUDIO_FORMAT_PCM_16_BIT, </text:p>
      <text:p text:style-name="P11"><text:s text:c="6"/>mParamCond = {</text:p>
      <text:p text:style-name="P11"><text:s text:c="8"/>mCond = {</text:p>
      <text:p text:style-name="P11"><text:s text:c="10"/>value = -2</text:p>
      <text:p text:style-name="P11"><text:s text:c="8"/>}</text:p>
      <text:p text:style-name="P11"><text:s text:c="6"/>}, </text:p>
      <text:p text:style-name="P11"><text:s text:c="6"/>mNewParameters = {</text:p>
      <text:p text:style-name="P11"><text:s text:c="8"/>&lt;android::VectorImpl&gt; = {</text:p>
      <text:p text:style-name="P11"><text:s text:c="10"/>_vptr.VectorImpl = 0xb6efa3e8, </text:p>
      <text:p text:style-name="P11"><text:s text:c="10"/>mStorage = 0xb7690408, </text:p>
      <text:p text:style-name="P11"><text:s text:c="10"/>mCount = 0, </text:p>
      <text:p text:style-name="P11"><text:s text:c="10"/>mFlags = 0, </text:p>
      <text:p text:style-name="P11"><text:s text:c="10"/>mItemSize = 4</text:p>
      <text:p text:style-name="P11"><text:s text:c="8"/>}, &lt;No data fields&gt;}, </text:p>
      <text:p text:style-name="P11"><text:s text:c="6"/>mParamStatus = 1, </text:p>
      <text:p text:style-name="P11"><text:s text:c="6"/>mConfigEvents = {</text:p>
      <text:p text:style-name="P11"><text:s text:c="8"/>&lt;android::VectorImpl&gt; = {</text:p>
      <text:p text:style-name="P11"><text:s text:c="10"/>_vptr.VectorImpl = 0xb6efa430, </text:p>
      <text:p text:style-name="P11"><text:s text:c="10"/>mStorage = 0xb76a23b8, </text:p>
      <text:p text:style-name="P11"><text:s text:c="10"/>mCount = 0, </text:p>
      <text:p text:style-name="P11"><text:s text:c="10"/>mFlags = 7, </text:p>
      <text:p text:style-name="P11"><text:s text:c="10"/>mItemSize = 4</text:p>
      <text:p text:style-name="P11"><text:s text:c="8"/>}, &lt;No data fields&gt;}, </text:p>
      <text:p text:style-name="P11"><text:s text:c="6"/>mStandby = false, </text:p>
      <text:p text:style-name="P11"><text:s text:c="6"/>mOutDevice = 2, </text:p>
      <text:p text:style-name="P11"><text:s text:c="6"/>mInDevice = 0, </text:p>
      <text:p text:style-name="P11"><text:s text:c="6"/>mAudioSource = AUDIO_SOURCE_DEFAULT, </text:p>
      <text:p text:style-name="P11"><text:s text:c="6"/>mId = 2, </text:p>
      <text:p text:style-name="P11"><text:s text:c="6"/>mEffectChains = {</text:p>
      <text:p text:style-name="P11"><text:s text:c="8"/>&lt;android::VectorImpl&gt; = {</text:p>
      <text:p text:style-name="P11">---Type &lt;return&gt; to continue, or q &lt;return&gt; to quit---</text:p>
      <text:p text:style-name="P11"><text:s text:c="10"/>_vptr.VectorImpl = 0xb6ef9960, </text:p>
      <text:p text:style-name="P11"><text:s text:c="10"/>mStorage = 0x0, </text:p>
      <text:p text:style-name="P11"><text:s text:c="10"/>mCount = 0, </text:p>
      <text:p text:style-name="P11"><text:s text:c="10"/>mFlags = 0, </text:p>
      <text:p text:style-name="P11"><text:s text:c="10"/>mItemSize = 4</text:p>
      <text:p text:style-name="P11"><text:s text:c="8"/>}, &lt;No data fields&gt;}, </text:p>
      <text:p text:style-name="P11"><text:soft-page-break/><text:s text:c="6"/>static kNameLength = 16, </text:p>
      <text:p text:style-name="P11"><text:s text:c="6"/>mName = "AudioOut_2\000\000\000\000\000", </text:p>
      <text:p text:style-name="P11"><text:s text:c="6"/>mPowerManager = {</text:p>
      <text:p text:style-name="P11"><text:s text:c="8"/>m_ptr = 0xb76904b8</text:p>
      <text:p text:style-name="P11"><text:s text:c="6"/>}, </text:p>
      <text:p text:style-name="P11"><text:s text:c="6"/>mWakeLockToken = {</text:p>
      <text:p text:style-name="P11"><text:s text:c="8"/>m_ptr = 0xb76b8cb0</text:p>
      <text:p text:style-name="P11"><text:s text:c="6"/>}, </text:p>
      <text:p text:style-name="P11"><text:s text:c="6"/>mDeathRecipient = {</text:p>
      <text:p text:style-name="P11"><text:s text:c="8"/>m_ptr = 0xb7681ed8</text:p>
      <text:p text:style-name="P11"><text:s text:c="6"/>}, </text:p>
      <text:p text:style-name="P11"><text:s text:c="6"/>mSuspendedSessions = {</text:p>
      <text:p text:style-name="P11"><text:s text:c="8"/>mVector = {</text:p>
      <text:p text:style-name="P11"><text:s text:c="10"/>&lt;android::SortedVectorImpl&gt; = {</text:p>
      <text:p text:style-name="P11"><text:s text:c="12"/>&lt;android::VectorImpl&gt; = {</text:p>
      <text:p text:style-name="P11"><text:s text:c="14"/>_vptr.VectorImpl = 0xb6efa478, </text:p>
      <text:p text:style-name="P11"><text:s text:c="14"/>mStorage = 0x0, </text:p>
      <text:p text:style-name="P11"><text:s text:c="14"/>mCount = 0, </text:p>
      <text:p text:style-name="P11"><text:s text:c="14"/>mFlags = 0, </text:p>
      <text:p text:style-name="P11"><text:s text:c="14"/>mItemSize = 24</text:p>
      <text:p text:style-name="P11"><text:s text:c="12"/>}, &lt;No data fields&gt;}, &lt;No data fields&gt;}</text:p>
      <text:p text:style-name="P11"><text:s text:c="6"/>}, </text:p>
      <text:p text:style-name="P11"><text:s text:c="6"/>static kLogSize = 4096, </text:p>
      <text:p text:style-name="P11"><text:s text:c="6"/>mNBLogWriter = {</text:p>
      <text:p text:style-name="P11"><text:s text:c="8"/>m_ptr = 0xb7681f08</text:p>
      <text:p text:style-name="P11"><text:s text:c="6"/>}</text:p>
      <text:p text:style-name="P11"><text:s text:c="4"/>}, </text:p>
      <text:p text:style-name="P11"><text:s text:c="4"/>members of android::AudioFlinger::PlaybackThread: </text:p>
      <text:p text:style-name="P11"><text:s text:c="4"/>mMixBuffer = 0xb768e488, </text:p>
      <text:p text:style-name="P11"><text:s text:c="4"/>mSuspended = 0, </text:p>
      <text:p text:style-name="P11"><text:s text:c="4"/>mBytesWritten = 576000, </text:p>
      <text:p text:style-name="P11"><text:s text:c="4"/>mMasterMute = false, </text:p>
      <text:p text:style-name="P11"><text:s text:c="4"/>mActiveTracks = {</text:p>
      <text:p text:style-name="P11"><text:s text:c="6"/>&lt;android::SortedVectorImpl&gt; = {</text:p>
      <text:p text:style-name="P11"><text:s text:c="8"/>&lt;android::VectorImpl&gt; = {</text:p>
      <text:p text:style-name="P11"><text:s text:c="10"/>_vptr.VectorImpl = 0xb6efa578, </text:p>
      <text:p text:style-name="P11"><text:s text:c="10"/>mStorage = 0xb76b8cf0, </text:p>
      <text:p text:style-name="P11"><text:s text:c="10"/>mCount = 0, </text:p>
      <text:p text:style-name="P11"><text:s text:c="10"/>mFlags = 0, </text:p>
      <text:p text:style-name="P11"><text:s text:c="10"/>mItemSize = 8</text:p>
      <text:p text:style-name="P11"><text:s text:c="8"/>}, &lt;No data fields&gt;}, &lt;No data fields&gt;}, </text:p>
      <text:p text:style-name="P11"><text:s text:c="4"/>mTracks = {</text:p>
      <text:p text:style-name="P11"><text:s text:c="6"/>&lt;android::SortedVectorImpl&gt; = {</text:p>
      <text:p text:style-name="P11"><text:s text:c="8"/>&lt;android::VectorImpl&gt; = {</text:p>
      <text:p text:style-name="P11"><text:s text:c="10"/>_vptr.VectorImpl = 0xb6efa5e8, </text:p>
      <text:p text:style-name="P11"><text:s text:c="10"/>mStorage = 0xb76a9438, </text:p>
      <text:p text:style-name="P11"><text:s text:c="10"/>mCount = 3, </text:p>
      <text:p text:style-name="P11"><text:s text:c="10"/>mFlags = 0, </text:p>
      <text:p text:style-name="P11"><text:s text:c="10"/>mItemSize = 4</text:p>
      <text:p text:style-name="P11"><text:s text:c="8"/>}, &lt;No data fields&gt;}, &lt;No data fields&gt;}, </text:p>
      <text:p text:style-name="P11"><text:s text:c="4"/>mStreamTypes = {{</text:p>
      <text:p text:style-name="P11"><text:s text:c="8"/>volume = 0.581709862, </text:p>
      <text:p text:style-name="P11"><text:s text:c="8"/>mute = false</text:p>
      <text:p text:style-name="P11"><text:s text:c="6"/>}, {</text:p>
      <text:p text:style-name="P11"><text:s text:c="8"/>volume = 0.50118798, </text:p>
      <text:p text:style-name="P11"><text:s text:c="8"/>mute = false</text:p>
      <text:p text:style-name="P11"><text:s text:c="6"/>}, {</text:p>
      <text:p text:style-name="P11"><text:s text:c="8"/>volume = 1, </text:p>
      <text:p text:style-name="P11"><text:s text:c="8"/>mute = false</text:p>
      <text:p text:style-name="P11"><text:s text:c="6"/>}, {</text:p>
      <text:p text:style-name="P11"><text:soft-page-break/><text:s text:c="8"/>volume = 0.425354302, </text:p>
      <text:p text:style-name="P11"><text:s text:c="8"/>mute = false</text:p>
      <text:p text:style-name="P11"><text:s text:c="6"/>}, {</text:p>
      <text:p text:style-name="P11"><text:s text:c="8"/>volume = 0.595662832, </text:p>
      <text:p text:style-name="P11"><text:s text:c="8"/>mute = false</text:p>
      <text:p text:style-name="P11"><text:s text:c="6"/>}, {</text:p>
      <text:p text:style-name="P11"><text:s text:c="8"/>volume = 1, </text:p>
      <text:p text:style-name="P11"><text:s text:c="8"/>mute = false</text:p>
      <text:p text:style-name="P11"><text:s text:c="6"/>}, {</text:p>
      <text:p text:style-name="P11"><text:s text:c="8"/>volume = 1, </text:p>
      <text:p text:style-name="P11"><text:s text:c="8"/>mute = false</text:p>
      <text:p text:style-name="P11"><text:s text:c="6"/>}, {</text:p>
      <text:p text:style-name="P11"><text:s text:c="8"/>volume = 0.50118798, </text:p>
      <text:p text:style-name="P11"><text:s text:c="8"/>mute = false</text:p>
      <text:p text:style-name="P11"><text:s text:c="6"/>}, {</text:p>
      <text:p text:style-name="P11"><text:s text:c="8"/>volume = 0.50118798, </text:p>
      <text:p text:style-name="P11"><text:s text:c="8"/>mute = false</text:p>
      <text:p text:style-name="P11"><text:s text:c="6"/>}, {</text:p>
      <text:p text:style-name="P11"><text:s text:c="8"/>volume = 0.425354302, </text:p>
      <text:p text:style-name="P11"><text:s text:c="8"/>mute = false</text:p>
      <text:p text:style-name="P11"><text:s text:c="6"/>}, {</text:p>
      <text:p text:style-name="P11"><text:s text:c="8"/>volume = 1, </text:p>
      <text:p text:style-name="P11"><text:s text:c="8"/>mute = false</text:p>
      <text:p text:style-name="P11"><text:s text:c="6"/>}}, </text:p>
      <text:p text:style-name="P11"><text:s text:c="4"/>mOutput = 0xb7681eb0, </text:p>
      <text:p text:style-name="P11"><text:s text:c="4"/>mMasterVolume = 1, </text:p>
      <text:p text:style-name="P11"><text:s text:c="4"/>mLastWriteTime = 4350003784412, </text:p>
      <text:p text:style-name="P11"><text:s text:c="4"/>mNumWrites = 1497, </text:p>
      <text:p text:style-name="P11"><text:s text:c="4"/>mNumDelayedWrites = 0, </text:p>
      <text:p text:style-name="P11"><text:s text:c="4"/>mInWrite = true, </text:p>
      <text:p text:style-name="P11"><text:s text:c="4"/>standbyTime = 4350115000650, </text:p>
      <text:p text:style-name="P11"><text:s text:c="4"/>mixBufferSize = 3840, </text:p>
      <text:p text:style-name="P11"><text:s text:c="4"/>activeSleepTime = 20000, </text:p>
      <text:p text:style-name="P11"><text:s text:c="4"/>idleSleepTime = 10000, </text:p>
      <text:p text:style-name="P11"><text:s text:c="4"/>sleepTime = 0, </text:p>
      <text:p text:style-name="P11"><text:s text:c="4"/>mMixerStatus = android::AudioFlinger::PlaybackThread::MIXER_IDLE, </text:p>
      <text:p text:style-name="P11"><text:s text:c="4"/>mMixerStatusIgnoringFastTracks = android::AudioFlinger::PlaybackThread::MIXER_IDLE, </text:p>
      <text:p text:style-name="P11"><text:s text:c="4"/>sleepTimeShift = 2, </text:p>
      <text:p text:style-name="P11"><text:s text:c="4"/>standbyDelay = 3000000000, </text:p>
      <text:p text:style-name="P11"><text:s text:c="4"/>maxPeriod = 300000000, </text:p>
      <text:p text:style-name="P11"><text:s text:c="4"/>writeFrames = 0, </text:p>
      <text:p text:style-name="P11"><text:s text:c="4"/>mOutputSink = {</text:p>
      <text:p text:style-name="P11"><text:s text:c="6"/>m_ptr = 0xb7685030</text:p>
      <text:p text:style-name="P11"><text:s text:c="4"/>}, </text:p>
      <text:p text:style-name="P11"><text:s text:c="4"/>mPipeSink = {</text:p>
      <text:p text:style-name="P11"><text:s text:c="6"/>m_ptr = 0xb7685070</text:p>
      <text:p text:style-name="P11"><text:s text:c="4"/>}, </text:p>
      <text:p text:style-name="P11"><text:s text:c="4"/>mNormalSink = {</text:p>
      <text:p text:style-name="P11"><text:s text:c="6"/>m_ptr = 0xb7685070</text:p>
      <text:p text:style-name="P11"><text:s text:c="4"/>}, </text:p>
      <text:p text:style-name="P11"><text:s text:c="4"/>mScreenState = 8, </text:p>
      <text:p text:style-name="P11"><text:s text:c="4"/>static kFastMixerLogSize = 4096, </text:p>
      <text:p text:style-name="P11"><text:s text:c="4"/>mFastMixerNBLogWriter = {</text:p>
      <text:p text:style-name="P11"><text:s text:c="6"/>m_ptr = 0xb7682028</text:p>
      <text:p text:style-name="P11"><text:s text:c="4"/>}, </text:p>
      <text:p text:style-name="P11"><text:s text:c="4"/>mFastTrackAvailMask = 248</text:p>
      <text:p text:style-name="P11"><text:s text:c="2"/>}, </text:p>
      <text:p text:style-name="P11"><text:s text:c="2"/>members of android::AudioFlinger::MixerThread: </text:p>
      <text:p text:style-name="P11"><text:s text:c="2"/>mAudioMixer = 0xb768f390, </text:p>
      <text:p text:style-name="P11"><text:s text:c="2"/>mFastMixer = 0xb768fff8, </text:p>
      <text:p text:style-name="P11"><text:soft-page-break/><text:s text:c="2"/>mAudioWatchdog = {</text:p>
      <text:p text:style-name="P11"><text:s text:c="4"/>m_ptr = 0x0</text:p>
      <text:p text:style-name="P11"><text:s text:c="2"/>}, </text:p>
      <text:p text:style-name="P11"><text:s text:c="2"/>mFastMixerDumpState = {</text:p>
      <text:p text:style-name="P11"><text:s text:c="4"/>mCommand = android::FastMixerState::MIX_WRITE, </text:p>
      <text:p text:style-name="P11"><text:s text:c="4"/>mWriteSequence = 12029, </text:p>
      <text:p text:style-name="P11"><text:s text:c="4"/>mFramesWritten = 1443360, </text:p>
      <text:p text:style-name="P11"><text:s text:c="4"/>mNumTracks = 1, </text:p>
      <text:p text:style-name="P11"><text:s text:c="4"/>mWriteErrors = 0, </text:p>
      <text:p text:style-name="P11"><text:s text:c="4"/>mUnderruns = 0, </text:p>
      <text:p text:style-name="P11"><text:s text:c="4"/>mOverruns = 1, </text:p>
      <text:p text:style-name="P11"><text:s text:c="4"/>mSampleRate = 48000, </text:p>
      <text:p text:style-name="P11"><text:s text:c="4"/>mFrameCount = 240, </text:p>
      <text:p text:style-name="P11"><text:s text:c="4"/>mMeasuredWarmupTs = {</text:p>
      <text:p text:style-name="P11"><text:s text:c="6"/>tv_sec = 0, </text:p>
      <text:p text:style-name="P11"><text:s text:c="6"/>tv_nsec = 92904012</text:p>
      <text:p text:style-name="P11"><text:s text:c="4"/>}, </text:p>
      <text:p text:style-name="P11"><text:s text:c="4"/>mWarmupCycles = 4, </text:p>
      <text:p text:style-name="P11"><text:s text:c="4"/>mTrackMask = 1, </text:p>
      <text:p text:style-name="P11"><text:s text:c="4"/>mTracks = {{</text:p>
      <text:p text:style-name="P11"><text:s text:c="8"/>mUnderruns = {</text:p>
      <text:p text:style-name="P11"><text:s text:c="10"/>mBitFields = {</text:p>
      <text:p text:style-name="P11"><text:s text:c="12"/>mFull = 863, </text:p>
      <text:p text:style-name="P11"><text:s text:c="12"/>mPartial = 0, </text:p>
      <text:p text:style-name="P11"><text:s text:c="12"/>mEmpty = 0, </text:p>
      <text:p text:style-name="P11"><text:s text:c="12"/>mMostRecent = android::UNDERRUN_FULL</text:p>
      <text:p text:style-name="P11"><text:s text:c="10"/>}, </text:p>
      <text:p text:style-name="P11"><text:s text:c="10"/>mAtomic = 863</text:p>
      <text:p text:style-name="P11"><text:s text:c="8"/>}, </text:p>
      <text:p text:style-name="P11"><text:s text:c="8"/>mFramesReady = 2400</text:p>
      <text:p text:style-name="P11"><text:s text:c="6"/>}, {</text:p>
      <text:p text:style-name="P11"><text:s text:c="8"/>mUnderruns = {</text:p>
      <text:p text:style-name="P11"><text:s text:c="10"/>mBitFields = {</text:p>
      <text:p text:style-name="P11"><text:s text:c="12"/>mFull = 0, </text:p>
      <text:p text:style-name="P11"><text:s text:c="12"/>mPartial = 0, </text:p>
      <text:p text:style-name="P11"><text:s text:c="12"/>mEmpty = 0, </text:p>
      <text:p text:style-name="P11"><text:s text:c="12"/>mMostRecent = android::UNDERRUN_FULL</text:p>
      <text:p text:style-name="P11"><text:s text:c="10"/>}, </text:p>
      <text:p text:style-name="P11"><text:s text:c="10"/>mAtomic = 0</text:p>
      <text:p text:style-name="P11"><text:s text:c="8"/>}, </text:p>
      <text:p text:style-name="P11"><text:s text:c="8"/>mFramesReady = 0</text:p>
      <text:p text:style-name="P11"><text:s text:c="6"/>}, {</text:p>
      <text:p text:style-name="P11"><text:s text:c="8"/>mUnderruns = {</text:p>
      <text:p text:style-name="P11"><text:s text:c="10"/>mBitFields = {</text:p>
      <text:p text:style-name="P11"><text:s text:c="12"/>mFull = 64, </text:p>
      <text:p text:style-name="P11"><text:s text:c="12"/>mPartial = 0, </text:p>
      <text:p text:style-name="P11"><text:s text:c="12"/>mEmpty = 50, </text:p>
      <text:p text:style-name="P11"><text:s text:c="12"/>mMostRecent = android::UNDERRUN_EMPTY</text:p>
      <text:p text:style-name="P11"><text:s text:c="10"/>}, </text:p>
      <text:p text:style-name="P11"><text:s text:c="10"/>mAtomic = 2199912512</text:p>
      <text:p text:style-name="P11"><text:s text:c="8"/>}, </text:p>
      <text:p text:style-name="P11"><text:s text:c="8"/>mFramesReady = 0</text:p>
      <text:p text:style-name="P11"><text:s text:c="6"/>}, {</text:p>
      <text:p text:style-name="P11"><text:s text:c="8"/>mUnderruns = {</text:p>
      <text:p text:style-name="P11"><text:s text:c="10"/>mBitFields = {</text:p>
      <text:p text:style-name="P11"><text:s text:c="12"/>mFull = 48, </text:p>
      <text:p text:style-name="P11"><text:s text:c="12"/>mPartial = 0, </text:p>
      <text:p text:style-name="P11"><text:s text:c="12"/>mEmpty = 36, </text:p>
      <text:p text:style-name="P11"><text:s text:c="12"/>mMostRecent = android::UNDERRUN_EMPTY</text:p>
      <text:p text:style-name="P11"><text:s text:c="10"/>}, </text:p>
      <text:p text:style-name="P11"><text:soft-page-break/><text:s text:c="10"/>mAtomic = 2185232432</text:p>
      <text:p text:style-name="P11"><text:s text:c="8"/>}, </text:p>
      <text:p text:style-name="P11"><text:s text:c="8"/>mFramesReady = 0</text:p>
      <text:p text:style-name="P11"><text:s text:c="6"/>}, {</text:p>
      <text:p text:style-name="P11"><text:s text:c="8"/>mUnderruns = {</text:p>
      <text:p text:style-name="P11"><text:s text:c="10"/>mBitFields = {</text:p>
      <text:p text:style-name="P11"><text:s text:c="12"/>mFull = 0, </text:p>
      <text:p text:style-name="P11"><text:s text:c="12"/>mPartial = 0, </text:p>
      <text:p text:style-name="P11"><text:s text:c="12"/>mEmpty = 0, </text:p>
      <text:p text:style-name="P11"><text:s text:c="12"/>mMostRecent = android::UNDERRUN_FULL</text:p>
      <text:p text:style-name="P11"><text:s text:c="10"/>}, </text:p>
      <text:p text:style-name="P11"><text:s text:c="10"/>mAtomic = 0</text:p>
      <text:p text:style-name="P11"><text:s text:c="8"/>}, </text:p>
      <text:p text:style-name="P11"><text:s text:c="8"/>mFramesReady = 0</text:p>
      <text:p text:style-name="P11"><text:s text:c="6"/>}, {</text:p>
      <text:p text:style-name="P11"><text:s text:c="8"/>mUnderruns = {</text:p>
      <text:p text:style-name="P11"><text:s text:c="10"/>mBitFields = {</text:p>
      <text:p text:style-name="P11"><text:s text:c="12"/>mFull = 0, </text:p>
      <text:p text:style-name="P11"><text:s text:c="12"/>mPartial = 0, </text:p>
      <text:p text:style-name="P11"><text:s text:c="12"/>mEmpty = 0, </text:p>
      <text:p text:style-name="P11"><text:s text:c="12"/>mMostRecent = android::UNDERRUN_FULL</text:p>
      <text:p text:style-name="P11"><text:s text:c="10"/>}, </text:p>
      <text:p text:style-name="P11"><text:s text:c="10"/>mAtomic = 0</text:p>
      <text:p text:style-name="P11"><text:s text:c="8"/>}, </text:p>
      <text:p text:style-name="P11"><text:s text:c="8"/>mFramesReady = 0</text:p>
      <text:p text:style-name="P11"><text:s text:c="6"/>}, {</text:p>
      <text:p text:style-name="P11"><text:s text:c="8"/>mUnderruns = {</text:p>
      <text:p text:style-name="P11"><text:s text:c="10"/>mBitFields = {</text:p>
      <text:p text:style-name="P11"><text:s text:c="12"/>mFull = 0, </text:p>
      <text:p text:style-name="P11"><text:s text:c="12"/>mPartial = 0, </text:p>
      <text:p text:style-name="P11"><text:s text:c="12"/>mEmpty = 0, </text:p>
      <text:p text:style-name="P11"><text:s text:c="12"/>mMostRecent = android::UNDERRUN_FULL</text:p>
      <text:p text:style-name="P11"><text:s text:c="10"/>}, </text:p>
      <text:p text:style-name="P11"><text:s text:c="10"/>mAtomic = 0</text:p>
      <text:p text:style-name="P11"><text:s text:c="8"/>}, </text:p>
      <text:p text:style-name="P11"><text:s text:c="8"/>mFramesReady = 0</text:p>
      <text:p text:style-name="P11"><text:s text:c="6"/>}, {</text:p>
      <text:p text:style-name="P11"><text:s text:c="8"/>mUnderruns = {</text:p>
      <text:p text:style-name="P11"><text:s text:c="10"/>mBitFields = {</text:p>
      <text:p text:style-name="P11"><text:s text:c="12"/>mFull = 0, </text:p>
      <text:p text:style-name="P11"><text:s text:c="12"/>mPartial = 0, </text:p>
      <text:p text:style-name="P11"><text:s text:c="12"/>mEmpty = 0, </text:p>
      <text:p text:style-name="P11"><text:s text:c="12"/>mMostRecent = android::UNDERRUN_FULL</text:p>
      <text:p text:style-name="P11"><text:s text:c="10"/>}, </text:p>
      <text:p text:style-name="P11"><text:s text:c="10"/>mAtomic = 0</text:p>
      <text:p text:style-name="P11"><text:s text:c="8"/>}, </text:p>
      <text:p text:style-name="P11"><text:s text:c="8"/>mFramesReady = 0</text:p>
      <text:p text:style-name="P11"><text:s text:c="6"/>}}, </text:p>
      <text:p text:style-name="P11"><text:s text:c="4"/>static kSamplingN = 32768, </text:p>
      <text:p text:style-name="P11"><text:s text:c="4"/>mBounds = 602, </text:p>
      <text:p text:style-name="P11"><text:s text:c="4"/>mMonotonicNs = {4700137, 5005341, 5005342, 5005341, 4974821, 5005341, 5005341, 5157942, 4822219, 5005341, 5005341, 5035862, 4974820, 5005341, 5005341, 4974821, 5005341, 5005341, 5005341, 5005341, 5035862, 4944301, 5005341, 5035861, 4974821, 5005341, 4974820, </text:p>
      <text:p text:style-name="P11"><text:s text:c="6"/>5035862, 5188463, 4822219, 4974820, 5005341, 5005341, 5005341, 4974821, 5035861, 4974822, 5035861, 4974822, 5035861, 4944301, 5035862, 5005341, 5005341, 4974820, 5005341, 4974821, 5005341, 5005341, 5005341, 4974821, 5066381, 4974821, 5005341, 4974821, 5005341, </text:p>
      <text:p text:style-name="P11"><text:s text:c="6"/>4974820, 5035862, 5005341, 4974820, 5005341, 5005341, 5005341, 4974821, 5005341, 5035861, 4974821, 5005341, 5005341, 5005341, 4974821, 5035861, 4974821, 5005341, 5005341, 5005341, 4974820, 5005341, 5005341, 5005341, 5005341, 5005341, 4974822, 5035861, 4974821, </text:p>
      <text:p text:style-name="P11"><text:s text:c="6"/>5005341, 5005341, 5005341, 5005341, 5005341, 4974820, 5035862, 4974820, 5005341, 4974821, 5035861, 4974821, 5005341, 5005342, 5005341, 4974822, 5005341, 5005341, 5005341, 5005341, 5005341, 5005341, 5005341, 4974820, 5005341, 5005341, 5005341, 5005341, 4974821, </text:p>
      <text:p text:style-name="P11"><text:s text:c="6"/>5005341, 5005341, 5005341, 5005341, 5005341, 5005341, 5035861, 4944301, 5005341, 5005341, 5005341, 5005341, 4974821, 5035862, 4974820, 5035862, 4974820, 4974821, 5005341, 5005341, 5005341, 5005341, 5005341, 4974820, 5005341, 5035862, 4974820, 5005341, 5005341, </text:p>
      <text:p text:style-name="P11"><text:soft-page-break/><text:s text:c="6"/>4974821, 5005342, 5035861, 4974821, 5005341, 5005341, 5005341, 4974821, 5005341, 5005341, 5005341, 5005341, 5005341, 4974820, 5005341, 5005341, 5005341, 5463148, 4547535, 5005342, 5005341, 5005341, 5005341, 4974821, 5035861, 4974821, 5005341, 5066382, 5005341, </text:p>
      <text:p text:style-name="P11"><text:s text:c="6"/>5066382, 4974821, 4974821, 5035861, 5768350, 4211812, 4974820, 5035862, 4974820, 5005341, 5035862, 5005341, 4944300, 5066382, 4974820, 4974821, 5035861, 5005341, 4974821, 4944300, 5005341, 4974821, 5005341, 5005341, 5066382, 4913779, 5005341, 5005341...}, </text:p>
      <text:p text:style-name="P11">---Type &lt;return&gt; to continue, or q &lt;return&gt; to quit---</text:p>
      <text:p text:style-name="P11"><text:s text:c="4"/>mLoadNs = {0, 61042, 91561, 61041, 30520, 91562, 30520, 30520, 61041, 61041, 61041, 61041, 30520, 61042, 91561, 30520, 61041, 61041, 61041, 61042, 91561, 61040, 61041, 91562, 91562, 61041, 91561, 30521, 61040, 91561, 61041, 61041, 91561, 61041, 91561, 61041, 30521, </text:p>
      <text:p text:style-name="P11"><text:s text:c="6"/>91561, 61041, 91561, 61040, 91562, 61041, 61041, 91562, 91561, 30520, 61041, 61042, 61041, 30520, 91562, 61042, 61041, 61041, 61041, 91561, 30521, 91561, 30521, 61041, 61041, 91561, 30520, 61041, 91562, 30521, 61041, 30521, 30521, 61040, 91562, 30521, 61041, </text:p>
      <text:p text:style-name="P11"><text:s text:c="6"/>30521, 30521, 61041, 61041, 61041, 30521, 30521, 61041, 91561, 61041, 30521, 30521, 61041, 30521, 91561, 61041, 30521, 91561, 30521, 30521, 61041, 61041, 61041, 30521, 61041, 61040, 61041, 61041, 61041, 61041, 61041, 61040, 61041, 30520, 30521, 61041, 61041, </text:p>
      <text:p text:style-name="P11"><text:s text:c="6"/>91561, 61041, 30521, 61041, 91561, 30521, 61040, 61041, 61041, 91561, 91562, 30521, 61040, 91561, 30520, 61041, 91561, 30520, 91560, 61041, 61041, 30521, 61041, 61040, 61040, 91561, 30520, 30521, 91561, 30520, 30520, 61041, 61041, 30521, 91561, 61041, 61040, </text:p>
      <text:p text:style-name="P11"><text:s text:c="6"/>30520, 30520, 61041, 61040, 61040, 61040, 61040, 30520, 61042, 61040, 61040, 61040, 61041, 61040, 61041, 61041, 91561, 61041, 91561, 122082, 61040, 61041, 122082, 152602, 183123, 183123, 152601, 213643, 244163, 152602, 183122, 152601, 152602, 183122, 183122, </text:p>
      <text:p text:style-name="P11"><text:s text:c="6"/>183123, 152602, 213642, 122082, 152602, 213644, 183122, 213643, 244163, 152602, 122082, 122081, 122082, 183123, 152601, 91561, 152601...}</text:p>
      <text:p text:style-name="P11"><text:s text:c="2"/>}, </text:p>
      <text:p text:style-name="P11"><text:s text:c="2"/>mStateQueueObserverDump = {</text:p>
      <text:p text:style-name="P11"><text:s text:c="4"/>mStateChanges = 30</text:p>
      <text:p text:style-name="P11"><text:s text:c="2"/>}, </text:p>
      <text:p text:style-name="P11"><text:s text:c="2"/>mStateQueueMutatorDump = {</text:p>
      <text:p text:style-name="P11"><text:s text:c="4"/>mPushDirty = 30, </text:p>
      <text:p text:style-name="P11"><text:s text:c="4"/>mPushAck = 14, </text:p>
      <text:p text:style-name="P11"><text:s text:c="4"/>mBlockedSequence = 14</text:p>
      <text:p text:style-name="P11"><text:s text:c="2"/>}, </text:p>
      <text:p text:style-name="P11"><text:s text:c="2"/>mAudioWatchdogDump = {</text:p>
      <text:p text:style-name="P11"><text:s text:c="4"/>mUnderruns = 0, </text:p>
      <text:p text:style-name="P11"><text:s text:c="4"/>mLogs = 0, </text:p>
      <text:p text:style-name="P11"><text:s text:c="4"/>mMostRecent = 0</text:p>
      <text:p text:style-name="P11"><text:s text:c="2"/>}, </text:p>
      <text:p text:style-name="P11"><text:s text:c="2"/>mFastMixerFutex = 0</text:p>
      <text:p text:style-name="P11">}</text:p>
      <text:p text:style-name="P1">#2 <text:s/>0xb6f270b0 in <text:span text:style-name="T2">android::AudioFlinger::createTrack</text:span> (this=0xb7a97298, streamType=AUDIO_STREAM_SYSTEM, sampleRate=44100, format=AUDIO_FORMAT_PCM_16_BIT, channelMask=1, frameCount=3528, flags=0xb5b22ca0, sharedBuffer=..., output=2, tid=9326, sessionId=0xb5b22ca4, </text:p>
      <text:p text:style-name="P1"><text:s text:c="4"/>status=0xb5b22ca8) at frameworks/av/services/audioflinger/AudioFlinger.cpp:501</text:p>
      <text:p text:style-name="P11"><text:s/>(android::AudioFlinger) {</text:p>
      <text:p text:style-name="P11"><text:s text:c="2"/>&lt;android::BinderService&lt;android::AudioFlinger&gt;&gt; = {&lt;No data fields&gt;}, </text:p>
      <text:p text:style-name="P11"><text:s text:c="2"/>&lt;android::BnAudioFlinger&gt; = {</text:p>
      <text:p text:style-name="P11"><text:s text:c="4"/>&lt;android::BnInterface&lt;android::IAudioFlinger&gt;&gt; = {</text:p>
      <text:p text:style-name="P11"><text:s text:c="6"/>&lt;android::IAudioFlinger&gt; = {</text:p>
      <text:p text:style-name="P11"><text:s text:c="8"/>&lt;android::IInterface&gt; = {</text:p>
      <text:p text:style-name="P11"><text:s text:c="10"/>&lt;android::RefBase&gt; = {</text:p>
      <text:p text:style-name="P11"><text:s text:c="12"/>_vptr.RefBase = 0xb6efa380, </text:p>
      <text:p text:style-name="P11"><text:s text:c="12"/>mRefs = 0xb76363d8</text:p>
      <text:p text:style-name="P11"><text:s text:c="10"/>}, </text:p>
      <text:p text:style-name="P11"><text:s text:c="10"/>members of android::IInterface: </text:p>
      <text:p text:style-name="P11"><text:s text:c="10"/>_vptr.IInterface = 0xb6efa244</text:p>
      <text:p text:style-name="P11"><text:s text:c="8"/>}, </text:p>
      <text:p text:style-name="P11"><text:s text:c="8"/>members of android::IAudioFlinger: </text:p>
      <text:p text:style-name="P11"><text:s text:c="8"/>static descriptor = {</text:p>
      <text:p text:style-name="P11"><text:s text:c="10"/>mString = 0xb7635098 u"android.media.IAudioFlinger"</text:p>
      <text:p text:style-name="P11"><text:s text:c="8"/>}</text:p>
      <text:p text:style-name="P11"><text:s text:c="6"/>}, </text:p>
      <text:p text:style-name="P11"><text:s text:c="6"/>&lt;android::BBinder&gt; = {</text:p>
      <text:p text:style-name="P11"><text:s text:c="8"/>&lt;android::IBinder&gt; = {</text:p>
      <text:p text:style-name="P11"><text:s text:c="10"/>members of android::IBinder: </text:p>
      <text:p text:style-name="P11"><text:s text:c="10"/>_vptr.IBinder = 0xb6efa320</text:p>
      <text:p text:style-name="P11"><text:s text:c="8"/>}, </text:p>
      <text:p text:style-name="P11"><text:s text:c="8"/>members of android::BBinder: </text:p>
      <text:p text:style-name="P11"><text:s text:c="8"/>mExtras = 0x0, </text:p>
      <text:p text:style-name="P11"><text:soft-page-break/><text:s text:c="8"/>mReserved0 = 0x0</text:p>
      <text:p text:style-name="P11"><text:s text:c="6"/>}, &lt;No data fields&gt;}, &lt;No data fields&gt;}, </text:p>
      <text:p text:style-name="P11"><text:s text:c="2"/>members of android::AudioFlinger: </text:p>
      <text:p text:style-name="P11"><text:s text:c="2"/>static kLogMemorySize = 10240, </text:p>
      <text:p text:style-name="P11"><text:s text:c="2"/>mLogMemoryDealer = {</text:p>
      <text:p text:style-name="P11"><text:s text:c="4"/>m_ptr = 0x0</text:p>
      <text:p text:style-name="P11"><text:s text:c="2"/>}, </text:p>
      <text:p text:style-name="P11"><text:s text:c="2"/>static mStandbyTimeInNsecs = 3000000000, </text:p>
      <text:p text:style-name="P11"><text:s text:c="2"/>static mScreenState = 8, </text:p>
      <text:p text:style-name="P11"><text:s text:c="2"/>static kDumpLockRetries = 50, </text:p>
      <text:p text:style-name="P11"><text:s text:c="2"/>static kDumpLockSleepUs = 20000, </text:p>
      <text:p text:style-name="P11"><text:s text:c="2"/>mLock = {</text:p>
      <text:p text:style-name="P11"><text:s text:c="4"/>mMutex = {</text:p>
      <text:p text:style-name="P11"><text:s text:c="6"/>value = 1</text:p>
      <text:p text:style-name="P11"><text:s text:c="4"/>}</text:p>
      <text:p text:style-name="P11"><text:s text:c="2"/>}, </text:p>
      <text:p text:style-name="P11"><text:s text:c="2"/>mClients = {</text:p>
      <text:p text:style-name="P11"><text:s text:c="4"/>&lt;android::KeyedVector&lt;int, android::wp&lt;android::AudioFlinger::Client&gt; &gt;&gt; = {</text:p>
      <text:p text:style-name="P11"><text:s text:c="6"/>mVector = {</text:p>
      <text:p text:style-name="P11"><text:s text:c="8"/>&lt;android::SortedVectorImpl&gt; = {</text:p>
      <text:p text:style-name="P11"><text:s text:c="10"/>&lt;android::VectorImpl&gt; = {</text:p>
      <text:p text:style-name="P11"><text:s text:c="12"/>_vptr.VectorImpl = 0xb6ef95e8, </text:p>
      <text:p text:style-name="P11"><text:s text:c="12"/>mStorage = 0xb76a9270, </text:p>
      <text:p text:style-name="P11"><text:s text:c="12"/>mCount = 2, </text:p>
      <text:p text:style-name="P11"><text:s text:c="12"/>mFlags = 0, </text:p>
      <text:p text:style-name="P11"><text:s text:c="12"/>mItemSize = 12</text:p>
      <text:p text:style-name="P11"><text:s text:c="10"/>}, &lt;No data fields&gt;}, &lt;No data fields&gt;}</text:p>
      <text:p text:style-name="P11"><text:s text:c="4"/>}, </text:p>
      <text:p text:style-name="P11"><text:s text:c="4"/>members of android::DefaultKeyedVector&lt;int, android::wp&lt;android::AudioFlinger::Client&gt; &gt;: </text:p>
      <text:p text:style-name="P11"><text:s text:c="4"/>mDefault = {</text:p>
      <text:p text:style-name="P11"><text:s text:c="6"/>m_ptr = 0x0, </text:p>
      <text:p text:style-name="P11"><text:s text:c="6"/>m_refs = 0x0</text:p>
      <text:p text:style-name="P11"><text:s text:c="4"/>}</text:p>
      <text:p text:style-name="P11"><text:s text:c="2"/>}, </text:p>
      <text:p text:style-name="P11"><text:s text:c="2"/>mHardwareLock = {</text:p>
      <text:p text:style-name="P11"><text:s text:c="4"/>mMutex = {</text:p>
      <text:p text:style-name="P11"><text:s text:c="6"/>value = 0</text:p>
      <text:p text:style-name="P11"><text:s text:c="4"/>}</text:p>
      <text:p text:style-name="P11"><text:s text:c="2"/>}, </text:p>
      <text:p text:style-name="P11"><text:s text:c="2"/>mPrimaryHardwareDev = 0xb7681db0, </text:p>
      <text:p text:style-name="P11"><text:s text:c="2"/>mAudioHwDevs = {</text:p>
      <text:p text:style-name="P11"><text:s text:c="4"/>&lt;android::KeyedVector&lt;int, android::AudioFlinger::AudioHwDevice*&gt;&gt; = {</text:p>
      <text:p text:style-name="P11"><text:s text:c="6"/>mVector = {</text:p>
      <text:p text:style-name="P11"><text:s text:c="8"/>&lt;android::SortedVectorImpl&gt; = {</text:p>
      <text:p text:style-name="P11"><text:s text:c="10"/>&lt;android::VectorImpl&gt; = {</text:p>
      <text:p text:style-name="P11"><text:s text:c="12"/>_vptr.VectorImpl = 0xb6ef9658, </text:p>
      <text:p text:style-name="P11"><text:s text:c="12"/>mStorage = 0xb7681de0, </text:p>
      <text:p text:style-name="P11"><text:s text:c="12"/>mCount = 4, </text:p>
      <text:p text:style-name="P11"><text:s text:c="12"/>mFlags = 7, </text:p>
      <text:p text:style-name="P11"><text:s text:c="12"/>mItemSize = 8</text:p>
      <text:p text:style-name="P11"><text:s text:c="10"/>}, &lt;No data fields&gt;}, &lt;No data fields&gt;}</text:p>
      <text:p text:style-name="P11"><text:s text:c="4"/>}, </text:p>
      <text:p text:style-name="P11"><text:s text:c="4"/>members of android::DefaultKeyedVector&lt;int, android::AudioFlinger::AudioHwDevice*&gt;: </text:p>
      <text:p text:style-name="P11"><text:s text:c="4"/>mDefault = 0x0</text:p>
      <text:p text:style-name="P11"><text:s text:c="2"/>}, </text:p>
      <text:p text:style-name="P11"><text:s text:c="2"/>mHardwareStatus = android::AudioFlinger::AUDIO_HW_IDLE, </text:p>
      <text:p text:style-name="P11">---Type &lt;return&gt; to continue, or q &lt;return&gt; to quit---</text:p>
      <text:p text:style-name="P11"><text:s text:c="2"/>mPlaybackThreads = {</text:p>
      <text:p text:style-name="P11"><text:s text:c="4"/>&lt;android::KeyedVector&lt;int, android::sp&lt;android::AudioFlinger::PlaybackThread&gt; &gt;&gt; = {</text:p>
      <text:p text:style-name="P11"><text:s text:c="6"/>mVector = {</text:p>
      <text:p text:style-name="P11"><text:soft-page-break/><text:s text:c="8"/>&lt;android::SortedVectorImpl&gt; = {</text:p>
      <text:p text:style-name="P11"><text:s text:c="10"/>&lt;android::VectorImpl&gt; = {</text:p>
      <text:p text:style-name="P11"><text:s text:c="12"/>_vptr.VectorImpl = 0xb6ef96c8, </text:p>
      <text:p text:style-name="P11"><text:s text:c="12"/>mStorage = 0xb7690738, </text:p>
      <text:p text:style-name="P11"><text:s text:c="12"/>mCount = 2, </text:p>
      <text:p text:style-name="P11"><text:s text:c="12"/>mFlags = 0, </text:p>
      <text:p text:style-name="P11"><text:s text:c="12"/>mItemSize = 8</text:p>
      <text:p text:style-name="P11"><text:s text:c="10"/>}, &lt;No data fields&gt;}, &lt;No data fields&gt;}</text:p>
      <text:p text:style-name="P11"><text:s text:c="4"/>}, </text:p>
      <text:p text:style-name="P11"><text:s text:c="4"/>members of android::DefaultKeyedVector&lt;int, android::sp&lt;android::AudioFlinger::PlaybackThread&gt; &gt;: </text:p>
      <text:p text:style-name="P11"><text:s text:c="4"/>mDefault = {</text:p>
      <text:p text:style-name="P11"><text:s text:c="6"/>m_ptr = 0x0</text:p>
      <text:p text:style-name="P11"><text:s text:c="4"/>}</text:p>
      <text:p text:style-name="P11"><text:s text:c="2"/>}, </text:p>
      <text:p text:style-name="P11"><text:s text:c="2"/>mStreamTypes = {{</text:p>
      <text:p text:style-name="P11"><text:s text:c="6"/>volume = 0.581709862, </text:p>
      <text:p text:style-name="P11"><text:s text:c="6"/>mute = false</text:p>
      <text:p text:style-name="P11"><text:s text:c="4"/>}, {</text:p>
      <text:p text:style-name="P11"><text:s text:c="6"/>volume = 0.50118798, </text:p>
      <text:p text:style-name="P11"><text:s text:c="6"/>mute = false</text:p>
      <text:p text:style-name="P11"><text:s text:c="4"/>}, {</text:p>
      <text:p text:style-name="P11"><text:s text:c="6"/>volume = 1, </text:p>
      <text:p text:style-name="P11"><text:s text:c="6"/>mute = false</text:p>
      <text:p text:style-name="P11"><text:s text:c="4"/>}, {</text:p>
      <text:p text:style-name="P11"><text:s text:c="6"/>volume = 0.425354302, </text:p>
      <text:p text:style-name="P11"><text:s text:c="6"/>mute = false</text:p>
      <text:p text:style-name="P11"><text:s text:c="4"/>}, {</text:p>
      <text:p text:style-name="P11"><text:s text:c="6"/>volume = 0.595662832, </text:p>
      <text:p text:style-name="P11"><text:s text:c="6"/>mute = false</text:p>
      <text:p text:style-name="P11"><text:s text:c="4"/>}, {</text:p>
      <text:p text:style-name="P11"><text:s text:c="6"/>volume = 1, </text:p>
      <text:p text:style-name="P11"><text:s text:c="6"/>mute = false</text:p>
      <text:p text:style-name="P11"><text:s text:c="4"/>}, {</text:p>
      <text:p text:style-name="P11"><text:s text:c="6"/>volume = 1, </text:p>
      <text:p text:style-name="P11"><text:s text:c="6"/>mute = false</text:p>
      <text:p text:style-name="P11"><text:s text:c="4"/>}, {</text:p>
      <text:p text:style-name="P11"><text:s text:c="6"/>volume = 0.50118798, </text:p>
      <text:p text:style-name="P11"><text:s text:c="6"/>mute = false</text:p>
      <text:p text:style-name="P11"><text:s text:c="4"/>}, {</text:p>
      <text:p text:style-name="P11"><text:s text:c="6"/>volume = 0.50118798, </text:p>
      <text:p text:style-name="P11"><text:s text:c="6"/>mute = false</text:p>
      <text:p text:style-name="P11"><text:s text:c="4"/>}, {</text:p>
      <text:p text:style-name="P11"><text:s text:c="6"/>volume = 0.425354302, </text:p>
      <text:p text:style-name="P11"><text:s text:c="6"/>mute = false</text:p>
      <text:p text:style-name="P11"><text:s text:c="4"/>}}, </text:p>
      <text:p text:style-name="P11"><text:s text:c="2"/>mMasterVolume = 1, </text:p>
      <text:p text:style-name="P11"><text:s text:c="2"/>mMasterMute = false, </text:p>
      <text:p text:style-name="P11"><text:s text:c="2"/>mRecordThreads = {</text:p>
      <text:p text:style-name="P11"><text:s text:c="4"/>&lt;android::KeyedVector&lt;int, android::sp&lt;android::AudioFlinger::RecordThread&gt; &gt;&gt; = {</text:p>
      <text:p text:style-name="P11"><text:s text:c="6"/>mVector = {</text:p>
      <text:p text:style-name="P11"><text:s text:c="8"/>&lt;android::SortedVectorImpl&gt; = {</text:p>
      <text:p text:style-name="P11"><text:s text:c="10"/>&lt;android::VectorImpl&gt; = {</text:p>
      <text:p text:style-name="P11"><text:s text:c="12"/>_vptr.VectorImpl = 0xb6ef9738, </text:p>
      <text:p text:style-name="P11"><text:s text:c="12"/>mStorage = 0x0, </text:p>
      <text:p text:style-name="P11"><text:s text:c="12"/>mCount = 0, </text:p>
      <text:p text:style-name="P11"><text:s text:c="12"/>mFlags = 0, </text:p>
      <text:p text:style-name="P11"><text:s text:c="12"/>mItemSize = 8</text:p>
      <text:p text:style-name="P11"><text:s text:c="10"/>}, &lt;No data fields&gt;}, &lt;No data fields&gt;}</text:p>
      <text:p text:style-name="P11"><text:s text:c="4"/>}, </text:p>
      <text:p text:style-name="P11"><text:s text:c="4"/>members of android::DefaultKeyedVector&lt;int, android::sp&lt;android::AudioFlinger::RecordThread&gt; &gt;: </text:p>
      <text:p text:style-name="P11"><text:soft-page-break/><text:s text:c="4"/>mDefault = {</text:p>
      <text:p text:style-name="P11"><text:s text:c="6"/>m_ptr = 0x0</text:p>
      <text:p text:style-name="P11"><text:s text:c="4"/>}</text:p>
      <text:p text:style-name="P11"><text:s text:c="2"/>}, </text:p>
      <text:p text:style-name="P11"><text:s text:c="2"/>mNotificationClients = {</text:p>
      <text:p text:style-name="P11"><text:s text:c="4"/>&lt;android::KeyedVector&lt;int, android::sp&lt;android::AudioFlinger::NotificationClient&gt; &gt;&gt; = {</text:p>
      <text:p text:style-name="P11"><text:s text:c="6"/>mVector = {</text:p>
      <text:p text:style-name="P11"><text:s text:c="8"/>&lt;android::SortedVectorImpl&gt; = {</text:p>
      <text:p text:style-name="P11"><text:s text:c="10"/>&lt;android::VectorImpl&gt; = {</text:p>
      <text:p text:style-name="P11"><text:s text:c="12"/>_vptr.VectorImpl = 0xb6ef97a8, </text:p>
      <text:p text:style-name="P11"><text:s text:c="12"/>mStorage = 0xb769e248, </text:p>
      <text:p text:style-name="P11"><text:s text:c="12"/>mCount = 3, </text:p>
      <text:p text:style-name="P11"><text:s text:c="12"/>mFlags = 0, </text:p>
      <text:p text:style-name="P11"><text:s text:c="12"/>mItemSize = 8</text:p>
      <text:p text:style-name="P11"><text:s text:c="10"/>}, &lt;No data fields&gt;}, &lt;No data fields&gt;}</text:p>
      <text:p text:style-name="P11"><text:s text:c="4"/>}, </text:p>
      <text:p text:style-name="P11"><text:s text:c="4"/>members of android::DefaultKeyedVector&lt;int, android::sp&lt;android::AudioFlinger::NotificationClient&gt; &gt;: </text:p>
      <text:p text:style-name="P11"><text:s text:c="4"/>mDefault = {</text:p>
      <text:p text:style-name="P11">---Type &lt;return&gt; to continue, or q &lt;return&gt; to quit---</text:p>
      <text:p text:style-name="P11"><text:s text:c="6"/>m_ptr = 0x0</text:p>
      <text:p text:style-name="P11"><text:s text:c="4"/>}</text:p>
      <text:p text:style-name="P11"><text:s text:c="2"/>}, </text:p>
      <text:p text:style-name="P11"><text:s text:c="2"/>mNextUniqueId = 21, </text:p>
      <text:p text:style-name="P11"><text:s text:c="2"/>mMode = AUDIO_MODE_NORMAL, </text:p>
      <text:p text:style-name="P11"><text:s text:c="2"/>mBtNrecIsOff = false, </text:p>
      <text:p text:style-name="P11"><text:s text:c="2"/>mAudioSessionRefs = {</text:p>
      <text:p text:style-name="P11"><text:s text:c="4"/>&lt;android::VectorImpl&gt; = {</text:p>
      <text:p text:style-name="P11"><text:s text:c="6"/>_vptr.VectorImpl = 0xb6ef9818, </text:p>
      <text:p text:style-name="P11"><text:s text:c="6"/>mStorage = 0xb76aa608, </text:p>
      <text:p text:style-name="P11"><text:s text:c="6"/>mCount = 3, </text:p>
      <text:p text:style-name="P11"><text:s text:c="6"/>mFlags = 7, </text:p>
      <text:p text:style-name="P11"><text:s text:c="6"/>mItemSize = 4</text:p>
      <text:p text:style-name="P11"><text:s text:c="4"/>}, &lt;No data fields&gt;}, </text:p>
      <text:p text:style-name="P11"><text:s text:c="2"/>mPendingSyncEvents = {</text:p>
      <text:p text:style-name="P11"><text:s text:c="4"/>&lt;android::VectorImpl&gt; = {</text:p>
      <text:p text:style-name="P11"><text:s text:c="6"/>_vptr.VectorImpl = 0xb6ef9860, </text:p>
      <text:p text:style-name="P11"><text:s text:c="6"/>mStorage = 0x0, </text:p>
      <text:p text:style-name="P11"><text:s text:c="6"/>mCount = 0, </text:p>
      <text:p text:style-name="P11"><text:s text:c="6"/>mFlags = 0, </text:p>
      <text:p text:style-name="P11"><text:s text:c="6"/>mItemSize = 4</text:p>
      <text:p text:style-name="P11"><text:s text:c="4"/>}, &lt;No data fields&gt;}, </text:p>
      <text:p text:style-name="P11"><text:s text:c="2"/>mRecordTeeSink = {</text:p>
      <text:p text:style-name="P11"><text:s text:c="4"/>m_ptr = 0x0</text:p>
      <text:p text:style-name="P11"><text:s text:c="2"/>}, </text:p>
      <text:p text:style-name="P11"><text:s text:c="2"/>mRecordTeeSource = {</text:p>
      <text:p text:style-name="P11"><text:s text:c="4"/>m_ptr = 0x0</text:p>
      <text:p text:style-name="P11"><text:s text:c="2"/>}</text:p>
      <text:p text:style-name="P11">}</text:p>
      <text:p text:style-name="P1">#3 <text:s/>0xb6da5f2c in <text:span text:style-name="T2">android::BnAudioFlinger::onTransact</text:span> (this=0xb7a97298, code=&lt;optimized out&gt;, data=&lt;optimized out&gt;, reply=0xb5b22e04, flags=16) at frameworks/av/media/libmedia/IAudioFlinger.cpp:723</text:p>
      <text:p text:style-name="P1">#4 <text:s/>0xb6e3ff1e in <text:span text:style-name="T2">android::BBinder::transact</text:span> (this=0xb7a9729c, code=1, data=..., reply=0xb5b22e04, flags=16) at frameworks/native/libs/binder/Binder.cpp:108</text:p>
      <text:p text:style-name="P1">#5 <text:s/>0xb6e438e6 in <text:span text:style-name="T2">android::IPCThreadState::executeCommand</text:span> (this=0xb7af91a0, cmd=&lt;optimized out&gt;) at frameworks/native/libs/binder/IPCThreadState.cpp:1036</text:p>
      <text:p text:style-name="P1">#6 <text:s/>0xb6e43cf6 in <text:span text:style-name="T2">android::IPCThreadState::joinThreadPool</text:span> (this=0xb7af91a0, isMain=&lt;optimized out&gt;) at frameworks/native/libs/binder/IPCThreadState.cpp:468</text:p>
      <text:p text:style-name="P1">#7 <text:s/>0xb6e47aec in <text:span text:style-name="T2">android::PoolThread::threadLoop</text:span> (this=0xb7a975c0) at frameworks/native/libs/binder/ProcessState.cpp:67</text:p>
      <text:p text:style-name="P1">#8 <text:s/>0xb6e1ea8e in <text:span text:style-name="T2">android::Thread::_threadLoop</text:span> (user=0xb7a975c0) at frameworks/native/libs/utils/Threads.cpp:797</text:p>
      <text:p text:style-name="P1">#9 <text:s/>0xb6e1e582 in <text:span text:style-name="T2">thread_data_t::trampoline</text:span> (t=&lt;optimized out&gt;) at frameworks/native/libs/utils/Threads.cpp:115</text:p>
      <text:p text:style-name="P1">#10 0xb6e91a5c in <text:span text:style-name="T2">__thread_entry</text:span> (func=0xb6e1e529 &lt;thread_data_t::trampoline(thread_data_t const*)&gt;, arg=0xb7af8f30, tls=0xb5b22f00) at <text:soft-page-break/>bionic/libc/bionic/pthread_create.cpp:92</text:p>
      <text:p text:style-name="P1">#11 0xb6e91bd8 in pthread_create (thread_out=0xbeadb94c, attr=&lt;optimized out&gt;, start_routine=0x78, arg=0xb7af8f30) at bionic/libc/bionic/pthread_create.cpp:201</text:p>
      <text:p text:style-name="P1">#12 0x00000000 in ?? ()</text:p>
      <text:p text:style-name="P1"/>
      <text:p text:style-name="P1"/>
      <text:p text:style-name="P1"/>
      <text:p text:style-name="P1"/>
      <text:p text:style-name="P2">(gdb) print (int)&amp;((android::AudioFlinger::RecordThread::RecordTrack *)0)-&gt;<text:span text:style-name="T2">mId</text:span></text:p>
      <text:p text:style-name="P2">$3 = 108</text:p>
      <text:p text:style-name="P2"/>
      <text:p text:style-name="P2"/>
      <text:h text:style-name="Heading_20_1" text:outline-level="1">Test comportamento SKYPE <text:span text:style-name="T7">5.0</text:span> su AOSP 4.<text:span text:style-name="T7">3</text:span></text:h>
      <text:p text:style-name="P8">In questo a caso , al netto dei tentativi di stop di mId sconosciuti, la traccia audio mName=0x0, cblk 0xb53bd880 e mId=41 viene fatta partire</text:p>
      <text:p text:style-name="P8">e terminare correttamente.</text:p>
      <text:p text:style-name="P5"/>
      <text:p text:style-name="P5">recordTrackStop_h: Looking for [mName]0 <text:s/>cblk=0xb53bd880 !!! mState=IDLE </text:p>
      <text:p text:style-name="P5">recordTrackStop_h: [mId] 3d <text:s/>mName=0 cblk0xb53bd880 not found !!! mState=IDLE </text:p>
      <text:p text:style-name="P5">recordTrackStop_h: Looking for [mName]0 <text:s/>cblk=0xb53be8c0 !!! mState=IDLE </text:p>
      <text:p text:style-name="P5">recordTrackStop_h: [mId] 3e <text:s/>mName=0 cblk0xb53be8c0 not found !!! mState=IDLE </text:p>
      <text:p text:style-name="P5">recordTrackStop_h: Looking for [mName]0 <text:s/>cblk=0xb53bd880 !!! mState=IDLE </text:p>
      <text:p text:style-name="P5">recordTrackStop_h: [mId] 3f <text:s/>mName=0 cblk0xb53bd880 not found !!! mState=IDLE </text:p>
      <text:p text:style-name="P5">recordTrackStop_h: Looking for [mName]0 <text:s/>cblk=0xb53be8c0 !!! mState=IDLE </text:p>
      <text:p text:style-name="P5">recordTrackStop_h: [mId] 40 <text:s/>mName=0 cblk0xb53be8c0 not found !!! mState=IDLE </text:p>
      <text:p text:style-name="P5">recordTrack_getNextBuffer3_h: <text:s/><text:span text:style-name="T2">mId:41 mName=0</text:span> - desiredFrames: 0 cblk <text:span text:style-name="T2">0xb53bd880</text:span> mState=RESUMING: </text:p>
      <text:p text:style-name="P5">recordTrackStart_h: b=0 c=0 d=b6f427d9 e=b6f40ae7 f=b6ee239c g=b8dd5c38 h=2 i=b5a20dd4 j=b5a20e04 k=b5a20e04 l=b8dd5c3c m=2 n=b5a20dd4 o=15a3 <text:s/>cblk <text:span text:style-name="T2">0xb53bd880</text:span> <text:span text:style-name="T2">mId=41</text:span> mState=IDLE , <text:span text:style-name="T2">mName=0 </text:span></text:p>
      <text:p text:style-name="P5">recordTrackStop_h: Looking for <text:span text:style-name="T2">[mName]0 <text:s/>cblk=0xb53bd880</text:span> !!! mState=PAUSING </text:p>
      <text:p text:style-name="P5">recordTrackStop_h: Looking for <text:span text:style-name="T2">[mName]0 <text:s/>cblk=0xb53bd880 </text:span>!!! mState=PAUSING </text:p>
      <text:p text:style-name="P5">recordTrackStop_h: <text:span text:style-name="T2">[mId] 41 <text:s/>mName=0 cblk0xb53bd880</text:span> not found !!! mState=PAUSING</text:p>
      <text:p text:style-name="P5"/>
      <text:p text:style-name="P5"/>
      <text:p text:style-name="P5"><text:s/></text:p>
      <text:h text:style-name="Heading_20_1" text:outline-level="1">Test comportamento SKYPE 4.9.0 su AOSP 4.1</text:h>
      <text:h text:style-name="Heading_20_1" text:outline-level="1"/>
      <text:p text:style-name="P7">Stesso cblk, diverso mId <text:span text:style-name="T6">con skype &lt;=4.9.0? oppure con AOSP &lt;=4.1??</text:span></text:p>
      <text:p text:style-name="P3"/>
      <text:p text:style-name="P3">recordTrack_getNextBuffer3_h: <text:s/><text:span text:style-name="T6">m</text:span><text:span text:style-name="T5">Id:2</text:span> <text:s/>- desiredFrames: 0 status <text:span text:style-name="T2">0x43374180</text:span> mState=RESUMING: </text:p>
      <text:p text:style-name="P3">recordTrackStart_h: b=0 c=0 d=4003f8d5 e=40034677 f=4011bcbc g=48 h=0 i=41d22320 j=40166c4d k=430ccdd4 l=430cce04 m=41d84e14 n=2 o=40034861 <text:s/>cblk 0x43374180 mId=2 mState=IDLE </text:p>
      <text:p text:style-name="P3">recordTrackStop_h: Looking for [a]<text:span text:style-name="T4">m</text:span><text:span text:style-name="T2">Id 1</text:span> <text:s/><text:span text:style-name="T2">0x43374180</text:span> !!! mState=PAUSING </text:p>
      <text:p text:style-name="P3">recordTrackStop_h: [mId]trackId 1 <text:s/>1 not found !!! mState=PAUSING </text:p>
      <text:p text:style-name="P4">recordTrackStop_h: Looking for [a] <text:span text:style-name="T4">m</text:span><text:span text:style-name="T2">Id 1 </text:span><text:s/><text:span text:style-name="T2">0x43374180</text:span> !!! mState=PAUSING </text:p>
      <text:p text:style-name="P3">recordTrackStop_h: [mId]trackId 1 <text:s/>1 not found !!! mState=PAUSING </text:p>
      <text:p text:style-name="P3">recordTrackStart_h: b=0 c=0 d=4003f8d5 e=40034677 f=4011bcbc g=48 h=0 i=41d22320 j=40166c4d k=430ccdd4 l=430cce04 m=42d6dccc n=2 o=40034861 <text:s/>cblk 0x43374180 mId=2 mState=IDLE </text:p>
      <text:p text:style-name="P3">recordTrackStop_h: Looking for [a]trackId 1 <text:s/>0x43374180 !!! mState=PAUSING </text:p>
      <text:p text:style-name="P3">recordTrackStop_h: [mId]trackId 1 <text:s/>1 not found !!! mState=PAUSING </text:p>
      <text:p text:style-name="P3">recordTrackStop_h: Looking for [a]trackId 1 <text:s/>0x43374180 !!! mState=PAUSING </text:p>
      <text:p text:style-name="P3"><text:soft-page-break/>recordTrackStop_h: [mId]trackId 1 <text:s/>1 not found !!! mState=PAUSING </text:p>
      <text:p text:style-name="P3"/>
      <text:p text:style-name="P8">Dopo aggiornamento <text:span text:style-name="T8">skype 5.0</text:span></text:p>
      <text:p text:style-name="P9">Il problema rimane, quindi dovrebbe essere legato alla versione di androi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30T16:55:38.360544090</meta:creation-date>
    <dc:date>2014-08-19T08:52:05.096707040</dc:date>
    <meta:editing-duration>P9DT17H19M16S</meta:editing-duration>
    <meta:editing-cycles>10</meta:editing-cycles>
    <meta:generator>LibreOffice/4.2.3.3$Linux_X86_64 LibreOffice_project/420m0$Build-3</meta:generator>
    <meta:document-statistic meta:table-count="0" meta:image-count="0" meta:object-count="0" meta:page-count="14" meta:paragraph-count="710" meta:word-count="2826" meta:character-count="26076" meta:non-whitespace-character-count="19495"/>
  </office:meta>
</office:document-meta>
</file>